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9beb8"/>
    </style:style>
    <style:style style:name="gr2" style:family="graphic" style:parent-style-name="standard">
      <style:graphic-properties draw:stroke="none" svg:stroke-width="0.001cm" draw:fill-color="#525b50"/>
    </style:style>
    <style:style style:name="gr3" style:family="graphic" style:parent-style-name="standard">
      <style:graphic-properties draw:stroke="none" svg:stroke-width="0.001cm" draw:fill-color="#757f6f"/>
    </style:style>
    <style:style style:name="gr4" style:family="graphic" style:parent-style-name="standard">
      <style:graphic-properties draw:stroke="none" svg:stroke-width="0.001cm" draw:fill-color="#b73b4e"/>
    </style:style>
    <style:style style:name="gr5" style:family="graphic" style:parent-style-name="standard">
      <style:graphic-properties draw:stroke="none" svg:stroke-width="0.001cm" draw:fill-color="#eba2af"/>
    </style:style>
    <style:style style:name="gr6" style:family="graphic" style:parent-style-name="standard">
      <style:graphic-properties draw:stroke="none" svg:stroke-width="0.001cm" draw:fill-color="#d25e6c"/>
    </style:style>
    <style:style style:name="gr7" style:family="graphic" style:parent-style-name="standard">
      <style:graphic-properties draw:stroke="none" svg:stroke-width="0.001cm" draw:fill-color="#1f1a17"/>
    </style:style>
    <style:style style:name="gr8" style:family="graphic" style:parent-style-name="standard">
      <style:graphic-properties svg:stroke-width="0.001cm" svg:stroke-color="#1f1a17" draw:fill="none" draw:fill-color="#ffffff" fo:padding-top="-0.049cm" fo:padding-bottom="-0.049cm" fo:padding-left="-0.049cm" fo:padding-right="-0.049cm"/>
    </style:style>
    <style:style style:name="gr9" style:family="graphic" style:parent-style-name="standard">
      <style:graphic-properties draw:stroke="none" svg:stroke-width="0.001cm" draw:fill-color="#ffffff"/>
    </style:style>
    <style:style style:name="gr10" style:family="graphic" style:parent-style-name="standard">
      <style:graphic-properties svg:stroke-width="0.001cm" svg:stroke-color="#ffffff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draw:stroke="none" svg:stroke-width="0.001cm" draw:fill-color="#762b33"/>
    </style:style>
  </office:automatic-styles>
  <office:body>
    <office:drawing>
      <draw:page draw:name="page1" draw:style-name="dp1" draw:master-page-name="Default">
        <draw:g>
          <draw:glue-point draw:id="4" svg:x="-3.909cm" svg:y="-5cm"/>
          <draw:glue-point draw:id="5" svg:x="5cm" svg:y="-5cm"/>
          <draw:glue-point draw:id="6" svg:x="0.547cm" svg:y="-5cm"/>
          <draw:glue-point draw:id="7" svg:x="-4.962cm" svg:y="5cm"/>
          <draw:glue-point draw:id="8" svg:x="3.916cm" svg:y="5cm"/>
          <draw:glue-point draw:id="9" svg:x="-0.523cm" svg:y="5cm"/>
          <draw:glue-point draw:id="10" svg:x="-5cm" svg:y="-4.223cm"/>
          <draw:glue-point draw:id="11" svg:x="-5cm" svg:y="0.389cm"/>
          <draw:glue-point draw:id="12" svg:x="-5cm" svg:y="-1cm"/>
          <draw:glue-point draw:id="13" svg:x="5cm" svg:y="4.226cm"/>
          <draw:glue-point draw:id="14" svg:x="5cm" svg:y="-0.387cm"/>
          <draw:glue-point draw:id="15" svg:x="-0.448cm" svg:y="-0.09cm"/>
          <draw:polygon draw:style-name="gr1" draw:layer="layout" svg:width="1.349cm" svg:height="0.148cm" svg:x="0.005cm" svg:y="0.661cm" svg:viewBox="0 0 1350 149" draw:points="0,149 148,0 1350,0 1201,149">
            <text:p/>
          </draw:polygon>
          <draw:polygon draw:style-name="gr2" draw:layer="layout" svg:width="0.155cm" svg:height="0.157cm" svg:x="0.002cm" svg:y="0.656cm" svg:viewBox="0 0 156 158" draw:points="152,0 147,1 0,150 7,158 156,9">
            <text:p/>
          </draw:polygon>
          <draw:polygon draw:style-name="gr2" draw:layer="layout" svg:width="1.205cm" svg:height="0.011cm" svg:x="0.153cm" svg:y="0.656cm" svg:viewBox="0 0 1206 12" draw:points="1206,10 1202,0 0,0 0,12 1202,12">
            <text:p/>
          </draw:polygon>
          <draw:polygon draw:style-name="gr2" draw:layer="layout" svg:width="0.155cm" svg:height="0.157cm" svg:x="1.202cm" svg:y="0.657cm" svg:viewBox="0 0 156 158" draw:points="3,158 7,156 156,7 147,0 0,148">
            <text:p/>
          </draw:polygon>
          <draw:polygon draw:style-name="gr2" draw:layer="layout" svg:width="1.204cm" svg:height="0.011cm" svg:x="0.002cm" svg:y="0.803cm" svg:viewBox="0 0 1205 12" draw:points="0,1 3,12 1205,12 1205,0 3,0">
            <text:p/>
          </draw:polygon>
          <draw:polygon draw:style-name="gr1" draw:layer="layout" svg:width="1.201cm" svg:height="1.181cm" svg:x="0.011cm" svg:y="0.814cm" svg:viewBox="0 0 1202 1182" draw:points="0,0 0,1182 1202,1182 1202,0">
            <text:p/>
          </draw:polygon>
          <draw:polygon draw:style-name="gr2" draw:layer="layout" svg:width="0.011cm" svg:height="1.186cm" svg:x="0.005cm" svg:y="0.814cm" svg:viewBox="0 0 12 1187" draw:points="6,1187 12,1181 12,0 0,0 0,1181">
            <text:p/>
          </draw:polygon>
          <draw:polygon draw:style-name="gr2" draw:layer="layout" svg:width="1.206cm" svg:height="0.011cm" svg:x="0.011cm" svg:y="1.989cm" svg:viewBox="0 0 1207 12" draw:points="1207,5 1201,0 0,0 0,12 1201,12">
            <text:p/>
          </draw:polygon>
          <draw:polygon draw:style-name="gr2" draw:layer="layout" svg:width="0.011cm" svg:height="1.186cm" svg:x="1.206cm" svg:y="0.809cm" svg:viewBox="0 0 12 1187" draw:points="6,0 0,5 0,1187 12,1187 12,5">
            <text:p/>
          </draw:polygon>
          <draw:polygon draw:style-name="gr2" draw:layer="layout" svg:width="1.207cm" svg:height="0.011cm" svg:x="0.005cm" svg:y="0.809cm" svg:viewBox="0 0 1208 12" draw:points="0,5 5,12 1208,12 1208,0 5,0">
            <text:p/>
          </draw:polygon>
          <draw:polygon draw:style-name="gr3" draw:layer="layout" svg:width="0.147cm" svg:height="1.328cm" svg:x="1.212cm" svg:y="0.661cm" svg:viewBox="0 0 148 1329" draw:points="0,147 148,0 148,1180 0,1329">
            <text:p/>
          </draw:polygon>
          <draw:polygon draw:style-name="gr2" draw:layer="layout" svg:width="0.157cm" svg:height="0.155cm" svg:x="1.208cm" svg:y="0.657cm" svg:viewBox="0 0 158 156" draw:points="158,3 148,0 0,148 7,156 156,7">
            <text:p/>
          </draw:polygon>
          <draw:polygon draw:style-name="gr2" draw:layer="layout" svg:width="0.011cm" svg:height="1.184cm" svg:x="1.354cm" svg:y="0.661cm" svg:viewBox="0 0 12 1185" draw:points="9,1185 12,1180 12,0 0,0 0,1180">
            <text:p/>
          </draw:polygon>
          <draw:polygon draw:style-name="gr2" draw:layer="layout" svg:width="0.157cm" svg:height="0.155cm" svg:x="1.206cm" svg:y="1.837cm" svg:viewBox="0 0 158 156" draw:points="0,152 9,156 158,7 150,0 1,148">
            <text:p/>
          </draw:polygon>
          <draw:polygon draw:style-name="gr2" draw:layer="layout" svg:width="0.011cm" svg:height="1.185cm" svg:x="1.206cm" svg:y="0.804cm" svg:viewBox="0 0 12 1186" draw:points="2,0 0,4 0,1186 12,1186 12,4">
            <text:p/>
          </draw:polygon>
          <draw:polygon draw:style-name="gr4" draw:layer="layout" svg:width="1.207cm" svg:height="0.645cm" svg:x="0.005cm" svg:y="0.161cm" svg:viewBox="0 0 1208 646" draw:points="0,0 0,646 1208,646 1208,0">
            <text:p/>
          </draw:polygon>
          <draw:polygon draw:style-name="gr5" draw:layer="layout" svg:width="0.011cm" svg:height="0.65cm" svg:x="0cm" svg:y="0.161cm" svg:viewBox="0 0 12 651" draw:points="5,651 12,645 12,0 0,0 0,645">
            <text:p/>
          </draw:polygon>
          <draw:polygon draw:style-name="gr5" draw:layer="layout" svg:width="1.207cm" svg:height="0.011cm" svg:x="0.005cm" svg:y="0.8cm" svg:viewBox="0 0 1208 12" draw:points="1208,6 1202,0 0,0 0,12 1202,12">
            <text:p/>
          </draw:polygon>
          <draw:polygon draw:style-name="gr5" draw:layer="layout" svg:width="0.011cm" svg:height="0.65cm" svg:x="1.201cm" svg:y="0.155cm" svg:viewBox="0 0 12 651" draw:points="5,0 0,5 0,651 12,651 12,5">
            <text:p/>
          </draw:polygon>
          <draw:polygon draw:style-name="gr5" draw:layer="layout" svg:width="1.206cm" svg:height="0.011cm" svg:x="0cm" svg:y="0.155cm" svg:viewBox="0 0 1207 12" draw:points="0,6 5,12 1207,12 1207,0 5,0">
            <text:p/>
          </draw:polygon>
          <draw:polygon draw:style-name="gr6" draw:layer="layout" svg:width="1.349cm" svg:height="0.148cm" svg:x="0.005cm" svg:y="0.013cm" svg:viewBox="0 0 1350 149" draw:points="0,149 148,0 1350,0 1201,149">
            <text:p/>
          </draw:polygon>
          <draw:polygon draw:style-name="gr5" draw:layer="layout" svg:width="0.155cm" svg:height="0.157cm" svg:x="0.002cm" svg:y="0.008cm" svg:viewBox="0 0 156 158" draw:points="152,0 147,1 0,150 7,158 156,9">
            <text:p/>
          </draw:polygon>
          <draw:polygon draw:style-name="gr5" draw:layer="layout" svg:width="1.205cm" svg:height="0.011cm" svg:x="0.153cm" svg:y="0.008cm" svg:viewBox="0 0 1206 12" draw:points="1206,10 1202,0 0,0 0,12 1202,12">
            <text:p/>
          </draw:polygon>
          <draw:polygon draw:style-name="gr5" draw:layer="layout" svg:width="0.155cm" svg:height="0.157cm" svg:x="1.202cm" svg:y="0.009cm" svg:viewBox="0 0 156 158" draw:points="3,158 7,156 156,7 147,0 0,148">
            <text:p/>
          </draw:polygon>
          <draw:polygon draw:style-name="gr5" draw:layer="layout" svg:width="1.204cm" svg:height="0.011cm" svg:x="0.002cm" svg:y="0.155cm" svg:viewBox="0 0 1205 12" draw:points="0,1 3,12 1205,12 1205,0 3,0">
            <text:p/>
          </draw:polygon>
          <draw:polygon draw:style-name="gr7" draw:layer="layout" svg:width="0.57cm" svg:height="0.257cm" svg:x="0.305cm" svg:y="0.337cm" svg:viewBox="0 0 571 258" draw:points="0,24 12,0 571,234 558,258">
            <text:p/>
          </draw:polygon>
          <draw:polygon draw:style-name="gr7" draw:layer="layout" svg:width="0.872cm" svg:height="0.029cm" svg:x="0.151cm" svg:y="0.287cm" svg:viewBox="0 0 873 30" draw:points="858,0 0,0 0,30 873,30 873,0">
            <text:p/>
          </draw:polygon>
          <draw:polygon draw:style-name="gr7" draw:layer="layout" svg:width="0.872cm" svg:height="0.03cm" svg:x="0.151cm" svg:y="0.613cm" svg:viewBox="0 0 873 31" draw:points="858,0 0,0 0,31 873,31 873,0">
            <text:p/>
          </draw:polygon>
          <draw:polygon draw:style-name="gr7" draw:layer="layout" svg:width="0.258cm" svg:height="0.137cm" svg:x="0.08cm" svg:y="0.233cm" svg:viewBox="0 0 259 138" draw:points="0,0 259,0 259,138 0,138">
            <text:p/>
          </draw:polygon>
          <draw:polygon draw:style-name="gr8" draw:layer="layout" svg:width="0.258cm" svg:height="0.137cm" svg:x="0.08cm" svg:y="0.233cm" svg:viewBox="0 0 259 138" draw:points="0,0 259,0 259,138 0,138">
            <text:p/>
          </draw:polygon>
          <draw:polygon draw:style-name="gr7" draw:layer="layout" svg:width="0.257cm" svg:height="0.137cm" svg:x="0.822cm" svg:y="0.233cm" svg:viewBox="0 0 258 138" draw:points="0,0 258,0 258,138 0,138">
            <text:p/>
          </draw:polygon>
          <draw:polygon draw:style-name="gr8" draw:layer="layout" svg:width="0.257cm" svg:height="0.137cm" svg:x="0.822cm" svg:y="0.233cm" svg:viewBox="0 0 258 138" draw:points="0,0 258,0 258,138 0,138">
            <text:p/>
          </draw:polygon>
          <draw:polygon draw:style-name="gr7" draw:layer="layout" svg:width="0.258cm" svg:height="0.137cm" svg:x="0.08cm" svg:y="0.559cm" svg:viewBox="0 0 259 138" draw:points="0,0 259,0 259,138 0,138">
            <text:p/>
          </draw:polygon>
          <draw:polygon draw:style-name="gr8" draw:layer="layout" svg:width="0.258cm" svg:height="0.137cm" svg:x="0.08cm" svg:y="0.559cm" svg:viewBox="0 0 259 138" draw:points="0,0 259,0 259,138 0,138">
            <text:p/>
          </draw:polygon>
          <draw:polygon draw:style-name="gr7" draw:layer="layout" svg:width="0.257cm" svg:height="0.137cm" svg:x="0.822cm" svg:y="0.559cm" svg:viewBox="0 0 258 138" draw:points="0,0 258,0 258,138 0,138">
            <text:p/>
          </draw:polygon>
          <draw:polygon draw:style-name="gr8" draw:layer="layout" svg:width="0.257cm" svg:height="0.137cm" svg:x="0.822cm" svg:y="0.559cm" svg:viewBox="0 0 258 138" draw:points="0,0 258,0 258,138 0,138">
            <text:p/>
          </draw:polygon>
          <draw:polygon draw:style-name="gr7" draw:layer="layout" svg:width="0.57cm" svg:height="0.257cm" svg:x="0.294cm" svg:y="0.337cm" svg:viewBox="0 0 571 258" draw:points="558,0 571,24 13,258 0,234">
            <text:p/>
          </draw:polygon>
          <draw:polygon draw:style-name="gr9" draw:layer="layout" svg:width="0.57cm" svg:height="0.256cm" svg:x="0.316cm" svg:y="0.348cm" svg:viewBox="0 0 571 257" draw:points="0,24 12,0 571,233 557,257">
            <text:p/>
          </draw:polygon>
          <draw:polygon draw:style-name="gr9" draw:layer="layout" svg:width="0.871cm" svg:height="0.03cm" svg:x="0.162cm" svg:y="0.298cm" svg:viewBox="0 0 872 31" draw:points="857,0 0,0 0,31 872,31 872,0">
            <text:p/>
          </draw:polygon>
          <draw:polygon draw:style-name="gr9" draw:layer="layout" svg:width="0.871cm" svg:height="0.029cm" svg:x="0.162cm" svg:y="0.624cm" svg:viewBox="0 0 872 30" draw:points="857,0 0,0 0,30 872,30 872,0">
            <text:p/>
          </draw:polygon>
          <draw:polygon draw:style-name="gr9" draw:layer="layout" svg:width="0.257cm" svg:height="0.137cm" svg:x="0.091cm" svg:y="0.244cm" svg:viewBox="0 0 258 138" draw:points="0,0 258,0 258,138 0,138">
            <text:p/>
          </draw:polygon>
          <draw:polygon draw:style-name="gr10" draw:layer="layout" svg:width="0.257cm" svg:height="0.137cm" svg:x="0.091cm" svg:y="0.244cm" svg:viewBox="0 0 258 138" draw:points="0,0 258,0 258,138 0,138">
            <text:p/>
          </draw:polygon>
          <draw:polygon draw:style-name="gr9" draw:layer="layout" svg:width="0.257cm" svg:height="0.137cm" svg:x="0.833cm" svg:y="0.244cm" svg:viewBox="0 0 258 138" draw:points="0,0 258,0 258,138 0,138">
            <text:p/>
          </draw:polygon>
          <draw:polygon draw:style-name="gr10" draw:layer="layout" svg:width="0.257cm" svg:height="0.137cm" svg:x="0.833cm" svg:y="0.244cm" svg:viewBox="0 0 258 138" draw:points="0,0 258,0 258,138 0,138">
            <text:p/>
          </draw:polygon>
          <draw:polygon draw:style-name="gr9" draw:layer="layout" svg:width="0.257cm" svg:height="0.137cm" svg:x="0.091cm" svg:y="0.571cm" svg:viewBox="0 0 258 138" draw:points="0,0 258,0 258,138 0,138">
            <text:p/>
          </draw:polygon>
          <draw:polygon draw:style-name="gr10" draw:layer="layout" svg:width="0.257cm" svg:height="0.137cm" svg:x="0.091cm" svg:y="0.571cm" svg:viewBox="0 0 258 138" draw:points="0,0 258,0 258,138 0,138">
            <text:p/>
          </draw:polygon>
          <draw:polygon draw:style-name="gr9" draw:layer="layout" svg:width="0.257cm" svg:height="0.137cm" svg:x="0.833cm" svg:y="0.571cm" svg:viewBox="0 0 258 138" draw:points="0,0 258,0 258,138 0,138">
            <text:p/>
          </draw:polygon>
          <draw:polygon draw:style-name="gr10" draw:layer="layout" svg:width="0.257cm" svg:height="0.137cm" svg:x="0.833cm" svg:y="0.571cm" svg:viewBox="0 0 258 138" draw:points="0,0 258,0 258,138 0,138">
            <text:p/>
          </draw:polygon>
          <draw:polygon draw:style-name="gr9" draw:layer="layout" svg:width="0.57cm" svg:height="0.256cm" svg:x="0.305cm" svg:y="0.348cm" svg:viewBox="0 0 571 257" draw:points="558,0 571,24 12,257 0,233">
            <text:p/>
          </draw:polygon>
          <draw:polygon draw:style-name="gr3" draw:layer="layout" svg:width="0.973cm" svg:height="0.94cm" svg:x="0.099cm" svg:y="0.931cm" svg:viewBox="0 0 974 941" draw:points="974,941 0,941 0,0 974,0">
            <text:p/>
          </draw:polygon>
          <draw:polygon draw:style-name="gr2" draw:layer="layout" svg:width="0.978cm" svg:height="0.011cm" svg:x="0.094cm" svg:y="1.866cm" svg:viewBox="0 0 979 12" draw:points="0,6 5,12 979,12 979,0 5,0">
            <text:p/>
          </draw:polygon>
          <draw:polygon draw:style-name="gr2" draw:layer="layout" svg:width="0.011cm" svg:height="0.945cm" svg:x="0.094cm" svg:y="0.926cm" svg:viewBox="0 0 12 946" draw:points="6,0 0,5 0,946 12,946 12,5">
            <text:p/>
          </draw:polygon>
          <draw:polygon draw:style-name="gr2" draw:layer="layout" svg:width="0.978cm" svg:height="0.011cm" svg:x="0.099cm" svg:y="0.926cm" svg:viewBox="0 0 979 12" draw:points="979,5 973,0 0,0 0,12 973,12">
            <text:p/>
          </draw:polygon>
          <draw:polygon draw:style-name="gr2" draw:layer="layout" svg:width="0.011cm" svg:height="0.946cm" svg:x="1.067cm" svg:y="0.931cm" svg:viewBox="0 0 12 947" draw:points="5,947 12,941 12,0 0,0 0,941">
            <text:p/>
          </draw:polygon>
          <draw:polygon draw:style-name="gr9" draw:layer="layout" svg:width="0.715cm" svg:height="0.692cm" svg:x="0.228cm" svg:y="1.056cm" svg:viewBox="0 0 716 693" draw:points="716,693 0,693 0,0 716,0">
            <text:p/>
          </draw:polygon>
          <draw:polygon draw:style-name="gr2" draw:layer="layout" svg:width="0.721cm" svg:height="0.011cm" svg:x="0.222cm" svg:y="1.742cm" svg:viewBox="0 0 722 12" draw:points="0,6 6,12 722,12 722,0 6,0">
            <text:p/>
          </draw:polygon>
          <draw:polygon draw:style-name="gr2" draw:layer="layout" svg:width="0.011cm" svg:height="0.697cm" svg:x="0.222cm" svg:y="1.05cm" svg:viewBox="0 0 12 698" draw:points="6,0 0,5 0,698 12,698 12,5">
            <text:p/>
          </draw:polygon>
          <draw:polygon draw:style-name="gr2" draw:layer="layout" svg:width="0.721cm" svg:height="0.011cm" svg:x="0.228cm" svg:y="1.05cm" svg:viewBox="0 0 722 12" draw:points="722,6 716,0 0,0 0,12 716,12">
            <text:p/>
          </draw:polygon>
          <draw:polygon draw:style-name="gr2" draw:layer="layout" svg:width="0.011cm" svg:height="0.697cm" svg:x="0.938cm" svg:y="1.056cm" svg:viewBox="0 0 12 698" draw:points="5,698 12,692 12,0 0,0 0,692">
            <text:p/>
          </draw:polygon>
          <draw:polygon draw:style-name="gr11" draw:layer="layout" svg:width="0.147cm" svg:height="0.793cm" svg:x="1.212cm" svg:y="0.013cm" svg:viewBox="0 0 148 794" draw:points="0,148 148,0 148,646 0,794">
            <text:p/>
          </draw:polygon>
          <draw:polygon draw:style-name="gr5" draw:layer="layout" svg:width="0.157cm" svg:height="0.165cm" svg:x="1.208cm" svg:y="0cm" svg:viewBox="0 0 158 166" draw:points="158,13 148,9 0,158 7,166 156,17 158,13 158,0 148,9">
            <text:p/>
          </draw:polygon>
          <draw:polygon draw:style-name="gr5" draw:layer="layout" svg:width="0.011cm" svg:height="0.649cm" svg:x="1.354cm" svg:y="0.013cm" svg:viewBox="0 0 12 650" draw:points="9,650 12,646 12,0 0,0 0,646 9,650 12,648 12,646">
            <text:p/>
          </draw:polygon>
          <draw:polygon draw:style-name="gr5" draw:layer="layout" svg:width="0.157cm" svg:height="0.165cm" svg:x="1.206cm" svg:y="0.654cm" svg:viewBox="0 0 158 166" draw:points="0,152 9,156 158,7 150,0 1,149 0,152 0,166 9,156">
            <text:p/>
          </draw:polygon>
          <draw:polygon draw:style-name="gr5" draw:layer="layout" svg:width="0.011cm" svg:height="0.649cm" svg:x="1.206cm" svg:y="0.157cm" svg:viewBox="0 0 12 650" draw:points="2,0 0,4 0,650 12,650 12,4 2,0 0,1 0,4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ASIC Processor</dc:title>
    <meta:creation-date>2011-02-07T16:42:55</meta:creation-date>
    <meta:editing-duration>P0D</meta:editing-duration>
    <meta:editing-cycles>1</meta:editing-cycles>
    <meta:document-statistic meta:object-count="65"/>
    <meta:generator>OpenOffice.org/3.3$Linux OpenOffice.org_project/330m20$Build-9567</meta:generator>
  </office:meta>
</office:document-meta>
</file>